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use-window-font-color="true" style:font-name="DejaVu Sans" fo:language="bg" fo:country="BG"/>
    </style:style>
    <style:style style:name="P2" style:family="paragraph" style:parent-style-name="Standard">
      <style:text-properties style:font-name="DejaVu Sans" fo:language="bg" fo:country="BG" officeooo:rsid="000a3013" officeooo:paragraph-rsid="000a3013"/>
    </style:style>
    <style:style style:name="P3" style:family="paragraph" style:parent-style-name="Standard">
      <style:text-properties style:font-name="DejaVu Sans" fo:language="bg" fo:country="BG" officeooo:rsid="000c77e4" officeooo:paragraph-rsid="000c77e4"/>
    </style:style>
    <style:style style:name="P4" style:family="paragraph" style:parent-style-name="Standard">
      <style:text-properties style:font-name="DejaVu Sans" fo:language="bg" fo:country="BG" officeooo:rsid="000ccb1e" officeooo:paragraph-rsid="000ccb1e"/>
    </style:style>
    <style:style style:name="P5" style:family="paragraph" style:parent-style-name="Standard">
      <style:text-properties style:font-name="DejaVu Sans" fo:language="bg" fo:country="BG" officeooo:rsid="000ccb1e" officeooo:paragraph-rsid="001737ae"/>
    </style:style>
    <style:style style:name="P6" style:family="paragraph" style:parent-style-name="Standard">
      <style:text-properties style:font-name="DejaVu Sans" fo:language="bg" fo:country="BG" officeooo:rsid="000ccb1e" officeooo:paragraph-rsid="001b0b38"/>
    </style:style>
    <style:style style:name="P7" style:family="paragraph" style:parent-style-name="Standard">
      <style:text-properties style:font-name="DejaVu Sans" fo:language="bg" fo:country="BG" officeooo:rsid="0011791e" officeooo:paragraph-rsid="0011791e"/>
    </style:style>
    <style:style style:name="P8" style:family="paragraph" style:parent-style-name="Standard">
      <style:text-properties style:font-name="DejaVu Sans" fo:language="bg" fo:country="BG" officeooo:rsid="001311fa" officeooo:paragraph-rsid="001311fa"/>
    </style:style>
    <style:style style:name="P9" style:family="paragraph" style:parent-style-name="Standard">
      <style:text-properties style:font-name="DejaVu Sans" fo:language="bg" fo:country="BG" officeooo:rsid="0014e4f4" officeooo:paragraph-rsid="0014e4f4"/>
    </style:style>
    <style:style style:name="P10" style:family="paragraph" style:parent-style-name="Standard">
      <style:text-properties style:font-name="DejaVu Sans" fo:language="bg" fo:country="BG" officeooo:rsid="0017121a" officeooo:paragraph-rsid="0017121a"/>
    </style:style>
    <style:style style:name="P11" style:family="paragraph" style:parent-style-name="Standard">
      <style:text-properties style:font-name="DejaVu Sans" fo:language="bg" fo:country="BG" officeooo:rsid="0017f88b" officeooo:paragraph-rsid="0017f88b"/>
    </style:style>
    <style:style style:name="P12" style:family="paragraph" style:parent-style-name="Standard">
      <style:text-properties style:font-name="DejaVu Sans" fo:language="bg" fo:country="BG" officeooo:rsid="00192c49" officeooo:paragraph-rsid="00192c49"/>
    </style:style>
    <style:style style:name="P13" style:family="paragraph" style:parent-style-name="Standard">
      <style:text-properties style:font-name="DejaVu Sans" fo:language="bg" fo:country="BG" officeooo:rsid="001b0b38" officeooo:paragraph-rsid="001b0b38"/>
    </style:style>
    <style:style style:name="P14" style:family="paragraph" style:parent-style-name="Standard">
      <style:text-properties style:font-name="DejaVu Sans" fo:language="bg" fo:country="BG" officeooo:rsid="001d90c2" officeooo:paragraph-rsid="001d90c2"/>
    </style:style>
    <style:style style:name="P15" style:family="paragraph" style:parent-style-name="Standard">
      <style:text-properties style:font-name="DejaVu Sans" fo:language="bg" fo:country="BG" officeooo:rsid="001ede21" officeooo:paragraph-rsid="001ede21"/>
    </style:style>
    <style:style style:name="P16" style:family="paragraph" style:parent-style-name="Heading_20_2">
      <style:text-properties style:font-name="DejaVu Sans" fo:language="bg" fo:country="BG" officeooo:rsid="001b0b38" officeooo:paragraph-rsid="00235641"/>
    </style:style>
    <style:style style:name="T1" style:family="text">
      <style:text-properties officeooo:rsid="000ad139"/>
    </style:style>
    <style:style style:name="T2" style:family="text">
      <style:text-properties officeooo:rsid="000c77e4"/>
    </style:style>
    <style:style style:name="T3" style:family="text">
      <style:text-properties officeooo:rsid="000c7907"/>
    </style:style>
    <style:style style:name="T4" style:family="text">
      <style:text-properties officeooo:rsid="000ccb1e"/>
    </style:style>
    <style:style style:name="T5" style:family="text">
      <style:text-properties officeooo:rsid="000e5811"/>
    </style:style>
    <style:style style:name="T6" style:family="text">
      <style:text-properties officeooo:rsid="00103c5d"/>
    </style:style>
    <style:style style:name="T7" style:family="text">
      <style:text-properties officeooo:rsid="0011791e"/>
    </style:style>
    <style:style style:name="T8" style:family="text">
      <style:text-properties officeooo:rsid="00119920"/>
    </style:style>
    <style:style style:name="T9" style:family="text">
      <style:text-properties officeooo:rsid="0012ef98"/>
    </style:style>
    <style:style style:name="T10" style:family="text">
      <style:text-properties officeooo:rsid="001311fa"/>
    </style:style>
    <style:style style:name="T11" style:family="text">
      <style:text-properties officeooo:rsid="0014e4f4"/>
    </style:style>
    <style:style style:name="T12" style:family="text">
      <style:text-properties officeooo:rsid="0017121a"/>
    </style:style>
    <style:style style:name="T13" style:family="text">
      <style:text-properties officeooo:rsid="0017f88b"/>
    </style:style>
    <style:style style:name="T14" style:family="text">
      <style:text-properties officeooo:rsid="00190c44"/>
    </style:style>
    <style:style style:name="T15" style:family="text">
      <style:text-properties officeooo:rsid="00192c49"/>
    </style:style>
    <style:style style:name="T16" style:family="text">
      <style:text-properties officeooo:rsid="001b0b38"/>
    </style:style>
    <style:style style:name="T17" style:family="text">
      <style:text-properties officeooo:rsid="001ede21"/>
    </style:style>
    <style:style style:name="T18" style:family="text">
      <style:text-properties officeooo:rsid="001f838c"/>
    </style:style>
    <style:style style:name="T19" style:family="text">
      <style:text-properties officeooo:rsid="002356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Builder.bg</text:p>
      <text:p text:style-name="P2"/>
      <text:h text:style-name="Heading_20_1" text:outline-level="1">Описание на проекта</text:h>
      <text:p text:style-name="P2">Уебсайтът mybuilder.bg има за цел да срещне възложители и изпълнители на <text:span text:style-name="T1">малки проекти от строителството и ремонтните дейности.</text:span></text:p>
      <text:p text:style-name="P2"/>
      <text:p text:style-name="P2"/>
      <text:h text:style-name="Heading_20_1" text:outline-level="1">Функционалност на проекта</text:h>
      <text:p text:style-name="P3">Функционалността на проекта се дели на три части: за възложители на проекти (клиенти), за изпълнители на проекти (майстори) и за администратори на уебсайта.</text:p>
      <text:p text:style-name="P3"/>
      <text:p text:style-name="P3"/>
      <text:h text:style-name="Heading_20_2" text:outline-level="2">Функционалност за <text:span text:style-name="T8">майстори</text:span></text:h>
      <text:p text:style-name="P3">1. <text:span text:style-name="T8">Майсторът</text:span> може да се рег<text:span text:style-name="T3">и</text:span>стрира, <text:span text:style-name="T4">като въведе потребителско име + парола, да влезе с акаунт във Facebook или Google (?)</text:span></text:p>
      <text:p text:style-name="P3"/>
      <text:p text:style-name="P4">2. <text:span text:style-name="T8">Майсторът</text:span> може да <text:span text:style-name="T5">въвежда/редактира следните данни за себе си:</text:span></text:p>
      <text:p text:style-name="P4">- <text:span text:style-name="T5">email адрес</text:span></text:p>
      <text:p text:style-name="P4">- <text:span text:style-name="T5">първо и последно име</text:span></text:p>
      <text:p text:style-name="P4">- <text:span text:style-name="T9">телефон</text:span></text:p>
      <text:p text:style-name="P4">- <text:span text:style-name="T5">аватар</text:span></text:p>
      <text:p text:style-name="P4">- <text:span text:style-name="T6">адрес и пощенски код</text:span></text:p>
      <text:p text:style-name="P4">- <text:span text:style-name="T6">фирма</text:span></text:p>
      <text:p text:style-name="P4">- <text:span text:style-name="T7">данни за застраховка</text:span></text:p>
      <text:p text:style-name="P5">- <text:span text:style-name="T9">кратко и пълно описание на себе си</text:span></text:p>
      <text:p text:style-name="P5"><text:span text:style-name="T9">- начини на плащане на абонаментните такси</text:span></text:p>
      <text:p text:style-name="P5"/>
      <text:p text:style-name="P7">3. <text:span text:style-name="T10">Майсторът може да изпраща и получава съобщения при определени обстоятелства.</text:span></text:p>
      <text:p text:style-name="P7"/>
      <text:p text:style-name="P8">4. Майсторът може да избира зон<text:span text:style-name="T11">и</text:span> на работа – <text:span text:style-name="T11">няколко града, до които би отишъл, за да свърши работа (максисусм?) (по градове/села или пощенски кодове?).</text:span></text:p>
      <text:p text:style-name="P8"/>
      <text:p text:style-name="P9">5. <text:span text:style-name="T12">Майсторът може да кандидатства за обяви, публикувани от клиенти. Майсторът може да кандидатства за (?) обяви месечно</text:span></text:p>
      <text:p text:style-name="P9"/>
      <text:p text:style-name="P10">6. <text:span text:style-name="T13">Майсторът може да отговаря на обратната връзка, оставена от клиенти за него по приключени договори.</text:span></text:p>
      <text:p text:style-name="P10"/>
      <text:p text:style-name="P11">7. Майсторът може да отговаря на въпроси, зададени от посетители на уебсайта (Ask a builder)</text:p>
      <text:p text:style-name="P11"/>
      <text:p text:style-name="P11"><text:soft-page-break/>8. <text:span text:style-name="T15">Майсторът може да съставя списък с избрани предложения (Add flag)</text:span></text:p>
      <text:p text:style-name="P11"/>
      <text:p text:style-name="P12">9. <text:span text:style-name="T16">майсторът може/трябва да отговори на определен брой въпроси на администратора, за да потвърди уменията си в определена дейност.</text:span></text:p>
      <text:p text:style-name="P12"/>
      <text:p text:style-name="P13">10 Майсторът може/трябва да плати месечна такса за да може да кандидатства за проекти</text:p>
      <text:p text:style-name="P11"/>
      <text:p text:style-name="P11"/>
      <text:h text:style-name="Heading_20_2" text:outline-level="2">Функционалност за клиенти</text:h>
      <text:p text:style-name="P13"><text:span text:style-name="T2">1. </text:span>Клиентът<text:span text:style-name="T2"> може да се регистрира, като въведе потребителско име + парола, да влезе с акаунт във Facebook или Google (?)</text:span></text:p>
      <text:p text:style-name="P13"/>
      <text:p text:style-name="P6">2. <text:span text:style-name="T16">Клиентът</text:span> може да <text:span text:style-name="T5">въвежда/редактира следните данни за себе си:</text:span></text:p>
      <text:p text:style-name="P6">- <text:span text:style-name="T5">email адрес</text:span></text:p>
      <text:p text:style-name="P6">- <text:span text:style-name="T5">първо и последно име</text:span></text:p>
      <text:p text:style-name="P6">- <text:span text:style-name="T9">телефон</text:span></text:p>
      <text:p text:style-name="P6">- <text:span text:style-name="T5">аватар</text:span></text:p>
      <text:p text:style-name="P6">- <text:span text:style-name="T6">адрес и пощенски код</text:span></text:p>
      <text:p text:style-name="P6">- <text:span text:style-name="T6">фирма</text:span></text:p>
      <text:p text:style-name="P6">- <text:span text:style-name="T9">кратко и пълно описание на себе си</text:span></text:p>
      <text:p text:style-name="P6"/>
      <text:p text:style-name="P13">3. <text:span text:style-name="T17">Клиента може да публикува</text:span></text:p>
      <text:p text:style-name="P13"/>
      <text:p text:style-name="P13"/>
      <text:h text:style-name="P16" text:outline-level="2">Функционалност за <text:span text:style-name="T19">администратори</text:span></text:h>
      <text:p text:style-name="P13"/>
      <text:p text:style-name="P13"/>
      <text:h text:style-name="Heading_20_2" text:outline-level="2">Workflow за създаване на проект</text:h>
      <text:p text:style-name="P14">1. Клиент публикува обява в уебсайта със следните данни за нея:</text:p>
      <text:p text:style-name="P14">- Кратко име</text:p>
      <text:p text:style-name="P14">- подробно описание</text:p>
      <text:p text:style-name="P14">- <text:span text:style-name="T18">вид работа (trade)</text:span></text:p>
      <text:p text:style-name="P14">- локация (град, координати?)</text:p>
      <text:p text:style-name="P14">- <text:span text:style-name="T17">адрес</text:span></text:p>
      <text:p text:style-name="P14">- <text:span text:style-name="T18">(друго</text:span>?<text:span text:style-name="T18">)</text:span></text:p>
      <text:p text:style-name="P14"/>
      <text:p text:style-name="P15">2. Администратор одобрява/отхвърля обявата. Одобрените се показват в списък с аткивни обяви, видими от майсторите.</text:p>
      <text:p text:style-name="P15"/>
      <text:p text:style-name="P15">2. Всеки майстро може да кандидатства за проект. На кандидатите се показва описанието, trade и града. Офертата му включва описание и бюджет.</text:p>
      <text:p text:style-name="P15"/>
      <text:p text:style-name="P15"><text:span text:style-name="T18">4</text:span>. Всеки кандидат вижда какви са предложенията на останалите кандиддати (?).</text:p>
      <text:p text:style-name="P15"/>
      <text:p text:style-name="P15"><text:soft-page-break/><text:span text:style-name="T18">5</text:span>. Клиента може да шортлистне определени кандидадти. Те вача могат да видят по-големи детайли за проекта.</text:p>
      <text:p text:style-name="P15"/>
      <text:p text:style-name="P15"><text:span text:style-name="T18">6</text:span>. Клиента може да избере един (или повече?) майстори, които да му свършат работа.</text:p>
      <text:p text:style-name="P15"/>
      <text:p text:style-name="P15"><text:span text:style-name="T18">7</text:span>. След приключване на работата, клиента (и/или майстора) отбелязва проекта като „приключен“.</text:p>
      <text:p text:style-name="P15"/>
      <text:p text:style-name="P15"><text:span text:style-name="T18">8</text:span>. Клиента връща обратна връзка на майстора, след това майстора връща обратна връзка на клиента.</text:p>
      <text:p text:style-name="P11"/>
      <text:p text:style-name="P11"/>
      <text:h text:style-name="Heading_20_2" text:outline-level="2">Други</text:h>
      <text:p text:style-name="P11">1. Уебсайтът ще има „общи“ страници – За нас, Контакти, <text:span text:style-name="T14">Help, </text:span>FAQ, Testimonials, Blog (интегриран Wordpress на отделен поддомейн), ...</text:p>
      <text:p text:style-name="P11"/>
      <text:p text:style-name="P12">2. Уебсайтът <text:span text:style-name="T16">ще показва избрани testimonials</text:span></text:p>
      <text:p text:style-name="P12"/>
      <text:p text:style-name="P14">3. Уебсайтът трябва да е оптимизиран за показване на компютри и мобилни телефони</text:p>
      <text:p text:style-name="P14"/>
      <text:p text:style-name="P11"/>
      <text:p text:style-name="P11">За всички неуточнени детайли, изпратените скрийншоти от mybuilder.co.uk ще се ползват за референц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0066b3" style:font-name="DejaVu Sans" fo:font-family="'DejaVu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3d73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003d73"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4:48:53.234453685</meta:creation-date>
    <meta:generator>LibreOffice/5.4.7.2$Linux_X86_64 LibreOffice_project/40$Build-2</meta:generator>
    <dc:date>2018-08-30T17:39:11.069782850</dc:date>
    <meta:editing-duration>PT2H29M38S</meta:editing-duration>
    <meta:editing-cycles>27</meta:editing-cycles>
    <meta:document-statistic meta:table-count="0" meta:image-count="0" meta:object-count="0" meta:page-count="3" meta:paragraph-count="57" meta:word-count="508" meta:character-count="3205" meta:non-whitespace-character-count="2752"/>
  </office:meta>
</office:document-meta>
</file>